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4ffca" officeooo:paragraph-rsid="0014ffca" fo:background-color="#ffffff" style:font-weight-asian="bold" style:font-weight-complex="bold"/>
    </style:style>
    <style:style style:name="T1" style:family="text">
      <style:text-properties fo:background-color="#ffff00" loext:char-shading-value="0"/>
    </style:style>
    <style:style style:name="T2" style:family="text">
      <style:text-properties fo:background-color="#81d41a" loext:char-shading-value="0"/>
    </style:style>
    <style:style style:name="T3" style:family="text">
      <style:text-properties officeooo:rsid="0017e7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0 Feedback – <text:span text:style-name="T3">Requirements </text:span>Overview</text:p>
      <text:p text:style-name="Standard"><text:span text:style-name="T1"/></text:p>
      <text:p text:style-name="Standard"><text:span text:style-name="T1">Team</text:span> <text:span text:style-name="T1">members</text:span> want 360 <text:span text:style-name="T1">feedback</text:span>. These members belong to the same <text:span text:style-name="T1">project</text:span>. <text:span text:style-name="T2">A member may belong to more than one project</text:span>. <text:span text:style-name="T2">The project is executed in a</text:span> <text:span text:style-name="T1">department</text:span> of one of the<text:span text:style-name="T1"> company's units</text:span>. All members need to be system <text:span text:style-name="T1">users</text:span> in order to be able to feedback their project teams and see the result of their feedback. A m<text:span text:style-name="T2">ember can give more than one feedback from their team</text:span>, and see the progress of their own and their team's feedback, as well as access to their progress relative to their team's feedback. A member who is not a <text:span text:style-name="T1">manager</text:span> will only be able to see the feedbacks about you, but you will be able to see how your rating is relative to your team and the company with respect to each feedback rating criterion.</text:p>
      <text:p text:style-name="Standard"/>
      <text:p text:style-name="Standard">Feedback is created by the team manager and establishes <text:span text:style-name="T1">criteria</text:span> to be evaluated as well as a <text:span text:style-name="T1">rating scale </text:span>for these criteria.</text:p>
      <text:p text:style-name="Standard">A feedback rating is associated with a team and it will not be possible to perform the same rating for more than one team at a time. Each criterion has a <text:span text:style-name="T1">name</text:span>, a <text:span text:style-name="T1">description</text:span> and will be <text:span text:style-name="T1">ranked</text:span> according to the rating scale. Criteria may have <text:span text:style-name="T1">subcriteria</text:span> and the evaluation of subcriteria impacts the evaluation of the parent criterion.</text:p>
      <text:p text:style-name="Standard"/>
      <text:p text:style-name="Standard"><text:span text:style-name="T2">Each project has only one manager</text:span> and they will be able to view all their team feedback, including their own feedback. This manager may also have a manager above him and the latter manager will have access to all feedback from the first team.</text:p>
      <text:p text:style-name="Standard"/>
      <text:p text:style-name="Standard">All members will be able to view the consolidated result of all projects in their company unit. And the consolidated of the whole company. The member can even see how his / her situation is in relation to all the members of his department and his unit.</text:p>
      <text:p text:style-name="Standard"/>
      <text:p text:style-name="Standard">The system must provide real-time information so that team members can view their feedback as the team is ranking the criteria.</text:p>
      <text:p text:style-name="Standard"/>
      <text:p text:style-name="Standard">Finally, the system must control user access and author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7:30:46.098618472</meta:creation-date>
    <dc:date>2019-09-29T21:59:53.064153050</dc:date>
    <meta:editing-duration>PT13M26S</meta:editing-duration>
    <meta:editing-cycles>3</meta:editing-cycles>
    <meta:generator>LibreOffice/6.2.7.1$Linux_X86_64 LibreOffice_project/20$Build-1</meta:generator>
    <meta:document-statistic meta:table-count="0" meta:image-count="0" meta:object-count="0" meta:page-count="1" meta:paragraph-count="8" meta:word-count="340" meta:character-count="1900" meta:non-whitespace-character-count="1567"/>
  </office:meta>
</office:document-meta>
</file>